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25cm" fo:min-width="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3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4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3.6cm"/>
    </style:style>
    <style:style style:name="gr7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0.65cm" fo:min-width="0cm"/>
    </style:style>
    <style:style style:name="gr8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2.95cm" fo:min-width="3.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0cm"/>
    </style:style>
    <style:style style:name="gr10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3.45cm" fo:min-width="4.1cm"/>
    </style:style>
    <style:style style:name="gr11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1.65cm" fo:min-width="4.7cm"/>
    </style:style>
    <style:style style:name="gr12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2.85cm" fo:min-width="3.3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5cm" svg:x="10.9cm" svg:y="2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826cm" svg:height="0.962cm" svg:x="11.074cm" svg:y="2.6cm">
          <draw:text-box>
            <text:p>Browser</text:p>
          </draw:text-box>
        </draw:frame>
        <draw:custom-shape draw:style-name="gr3" draw:text-style-name="P1" draw:layer="layout" svg:width="4.8cm" svg:height="2.1cm" svg:x="10.4cm" svg:y="5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583cm" svg:height="0.962cm" svg:x="10.4cm" svg:y="5.538cm">
          <draw:text-box>
            <text:p>Load Balancer</text:p>
          </draw:text-box>
        </draw:frame>
        <draw:frame draw:style-name="gr5" draw:layer="layout" svg:width="1.7cm" svg:height="0.962cm" svg:x="12.1cm" svg:y="6.338cm">
          <draw:text-box>
            <text:p>ELB</text:p>
          </draw:text-box>
        </draw:frame>
        <draw:custom-shape draw:style-name="gr6" draw:text-style-name="P1" draw:layer="layout" svg:width="4.1cm" svg:height="2.1cm" svg:x="7.8cm" svg:y="9.26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38cm" svg:height="0.962cm" svg:x="7.888cm" svg:y="9.4cm">
          <draw:text-box>
            <text:p>Web Server</text:p>
          </draw:text-box>
        </draw:frame>
        <draw:frame draw:style-name="gr7" draw:layer="layout" svg:width="1.752cm" svg:height="0.962cm" svg:x="9.136cm" svg:y="10.2cm">
          <draw:text-box>
            <text:p>EC2<text:tab/></text:p>
          </draw:text-box>
        </draw:frame>
        <draw:custom-shape draw:style-name="gr6" draw:text-style-name="P1" draw:layer="layout" svg:width="4.1cm" svg:height="2.1cm" svg:x="14.6cm" svg:y="9.26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38cm" svg:height="0.962cm" svg:x="14.662cm" svg:y="9.338cm">
          <draw:text-box>
            <text:p>Web Server</text:p>
          </draw:text-box>
        </draw:frame>
        <draw:frame draw:style-name="gr7" draw:layer="layout" svg:width="1.752cm" svg:height="0.962cm" svg:x="15.91cm" svg:y="10.138cm">
          <draw:text-box>
            <text:p>EC2<text:tab/></text:p>
          </draw:text-box>
        </draw:frame>
        <draw:frame draw:style-name="gr4" draw:layer="layout" svg:width="2.559cm" svg:height="0.962cm" svg:x="11.888cm" svg:y="9.2cm">
          <draw:text-box>
            <text:p>…........</text:p>
          </draw:text-box>
        </draw:frame>
        <draw:custom-shape draw:style-name="gr8" draw:text-style-name="P1" draw:layer="layout" svg:width="4.1cm" svg:height="3.2cm" svg:x="11.2cm" svg:y="13.3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4.069cm" svg:height="1.749cm" svg:x="11.2cm" svg:y="13.5cm">
          <draw:text-box>
            <text:p>SQL Server </text:p>
            <text:p><text:s text:c="3"/>database</text:p>
          </draw:text-box>
        </draw:frame>
        <draw:frame draw:style-name="gr5" draw:layer="layout" svg:width="1.84cm" svg:height="0.962cm" svg:x="12.4cm" svg:y="15.276cm">
          <draw:text-box>
            <text:p>RDS</text:p>
          </draw:text-box>
        </draw:frame>
        <draw:custom-shape draw:style-name="gr10" draw:text-style-name="P1" draw:layer="layout" svg:width="4.6cm" svg:height="3.7cm" svg:x="5.5cm" svg:y="17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761cm" svg:height="2.384cm" svg:x="5.5cm" svg:y="17.4cm">
          <draw:text-box>
            <text:p><text:s text:c="2"/>SQL Server</text:p>
            <text:p>failover replica </text:p>
            <text:p><text:s text:c="3"/>database</text:p>
          </draw:text-box>
        </draw:frame>
        <draw:custom-shape draw:style-name="gr11" draw:text-style-name="P1" draw:layer="layout" svg:width="5.2cm" svg:height="1.9cm" svg:x="1.9cm" svg:y="2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184cm" svg:height="1.673cm" svg:x="1.916cm" svg:y="2.3cm">
          <draw:text-box>
            <text:p><text:s text:c="6"/>Registrar</text:p>
            <text:p>yourdomain.com</text:p>
          </draw:text-box>
        </draw:frame>
        <draw:custom-shape draw:style-name="gr12" draw:text-style-name="P1" draw:layer="layout" svg:width="3.8cm" svg:height="3.1cm" svg:x="2.9cm" svg:y="4.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581cm" svg:height="1.673cm" svg:x="3.319cm" svg:y="4.9cm">
          <draw:text-box>
            <text:p>Name</text:p>
            <text:p>servers</text:p>
          </draw:text-box>
        </draw:frame>
        <draw:frame draw:style-name="gr7" draw:text-style-name="P2" draw:layer="layout" svg:width="3.2cm" svg:height="0.962cm" svg:x="3.2cm" svg:y="6.7cm">
          <draw:text-box>
            <text:p text:style-name="P2"><text:span text:style-name="T1">Route 53</text:span></text:p>
          </draw:text-box>
        </draw:frame>
        <draw:frame draw:style-name="gr5" draw:layer="layout" svg:width="1.84cm" svg:height="0.962cm" svg:x="7.06cm" svg:y="19.738cm">
          <draw:text-box>
            <text:p>R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0:13:39.058000000</meta:creation-date>
    <dc:date>2015-03-17T20:55:15.794000000</dc:date>
    <meta:editing-duration>PT26M14S</meta:editing-duration>
    <meta:editing-cycles>4</meta:editing-cycles>
    <meta:generator>LibreOffice/4.3.0.4$Windows_x86 LibreOffice_project/62ad5818884a2fc2e5780dd45466868d41009ec0</meta:generator>
    <meta:document-statistic meta:object-count="23"/>
  </office:meta>
</office:document-meta>
</file>